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9799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0.9693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1.9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 style:data-style-name="N121"/>
    <style:style style:name="ce8" style:family="table-cell" style:parent-style-name="Default" style:data-style-name="N121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/>
    <style:style style:name="ce3" style:family="table-cell" style:parent-style-name="Default" style:data-style-name="N124"/>
    <style:style style:name="ce13" style:family="table-cell" style:parent-style-name="Default" style:data-style-name="N124">
      <style:table-cell-properties fo:border-bottom="none" fo:border-left="none" fo:border-right="none" fo:border-top="0.74pt solid #000000"/>
    </style:style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32-bit keys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11"/>
        <table:table-column table:style-name="co4" table:default-cell-style-name="ce3"/>
        <table:table-column table:style-name="co3" table:default-cell-style-name="ce14"/>
        <table:table-column table:style-name="co2" table:default-cell-style-name="ce2"/>
        <table:table-column table:style-name="co3" table:default-cell-style-name="Default"/>
        <table:table-column table:style-name="co5" table:default-cell-style-name="ce3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5" table:default-cell-style-name="ce3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put rows (thousand)</text:p>
          </table:table-cell>
          <table:table-cell table:style-name="ce1" office:value-type="float" office:value="100" calcext:value-type="float" table:number-columns-spanned="4" table:number-rows-spanned="1">
            <text:p>100</text:p>
          </table:table-cell>
          <table:covered-table-cell table:style-name="ce1"/>
          <table:covered-table-cell table:number-columns-repeated="2" table:style-name="Default"/>
          <table:table-cell table:style-name="ce1" office:value-type="float" office:value="500" calcext:value-type="float" table:number-columns-spanned="4" table:number-rows-spanned="1">
            <text:p>500</text:p>
          </table:table-cell>
          <table:covered-table-cell table:style-name="ce1"/>
          <table:covered-table-cell table:style-name="Default"/>
          <table:covered-table-cell/>
          <table:table-cell table:style-name="ce1" office:value-type="float" office:value="1000" calcext:value-type="float" table:number-columns-spanned="4" table:number-rows-spanned="1">
            <text:p>1000</text:p>
          </table:table-cell>
          <table:covered-table-cell table:style-name="ce1"/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ce6" office:value-type="string" calcext:value-type="string">
            <text:p>Time (mm:ss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Network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Time (mm:ss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Network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Time (mm:ss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Network</text:p>
          </table:table-cell>
          <table:table-cell table:style-name="ce6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Sort</text:p>
          </table:table-cell>
          <table:table-cell table:formula="of:=15085747/86400000000" office:value-type="time" office:time-value="PT00H00M15.085747S" calcext:value-type="time">
            <text:p>00:15</text:p>
          </table:table-cell>
          <table:table-cell table:formula="of:=[.B4]*100/[.B$8]" office:value-type="float" office:value="20.1201531787381" calcext:value-type="float">
            <text:p>20.1201531787381</text:p>
          </table:table-cell>
          <table:table-cell office:value-type="float" office:value="358162425" calcext:value-type="float">
            <text:p>358.16 MB</text:p>
          </table:table-cell>
          <table:table-cell table:formula="of:=[.D4]*100/[.D$8]" office:value-type="float" office:value="63.0834911521027" calcext:value-type="float">
            <text:p>63.0834911521027</text:p>
          </table:table-cell>
          <table:table-cell table:formula="of:=60823566/86400000000" office:value-type="time" office:time-value="PT00H01M00.823566S" calcext:value-type="time">
            <text:p>01:00</text:p>
          </table:table-cell>
          <table:table-cell table:style-name="ce15" table:formula="of:=[.F4]*100/[.F$8]" office:value-type="float" office:value="15.403357615557" calcext:value-type="float">
            <text:p>15.403357615557</text:p>
          </table:table-cell>
          <table:table-cell office:value-type="float" office:value="1923567768" calcext:value-type="float">
            <text:p>1923.57 MB</text:p>
          </table:table-cell>
          <table:table-cell table:style-name="ce19" table:formula="of:=[.H4]*100/[.H$8]" office:value-type="float" office:value="63.9274774656918" calcext:value-type="float">
            <text:p>63.9274774656918</text:p>
          </table:table-cell>
          <table:table-cell table:formula="of:=126238482/86400000000" office:value-type="time" office:time-value="PT00H02M06.238482S" calcext:value-type="time">
            <text:p>02:06</text:p>
          </table:table-cell>
          <table:table-cell table:style-name="ce23" table:formula="of:=[.J4]*100/[.J$8]" office:value-type="float" office:value="15.1782692385875" calcext:value-type="float">
            <text:p>15.1782692385875</text:p>
          </table:table-cell>
          <table:table-cell office:value-type="float" office:value="4318670580" calcext:value-type="float">
            <text:p>4318.67 MB</text:p>
          </table:table-cell>
          <table:table-cell table:style-name="ce27" table:formula="of:=[.L4]*100/[.L$8]" office:value-type="float" office:value="65.7261676785465" calcext:value-type="float">
            <text:p>65.7261676785465</text:p>
          </table:table-cell>
          <table:table-cell/>
        </table:table-row>
        <table:table-row table:style-name="ro1">
          <table:table-cell office:value-type="string" calcext:value-type="string">
            <text:p>Attribution</text:p>
          </table:table-cell>
          <table:table-cell table:formula="of:=27517730/86400000000" office:value-type="time" office:time-value="PT00H00M27.51773S" calcext:value-type="time">
            <text:p>00:27</text:p>
          </table:table-cell>
          <table:table-cell table:formula="of:=[.B5]*100/[.B$8]" office:value-type="float" office:value="36.7009298731549" calcext:value-type="float">
            <text:p>36.7009298731549</text:p>
          </table:table-cell>
          <table:table-cell office:value-type="float" office:value="28329341" calcext:value-type="float">
            <text:p>28.33 MB</text:p>
          </table:table-cell>
          <table:table-cell table:formula="of:=[.D5]*100/[.D$8]" office:value-type="float" office:value="4.98967397911269" calcext:value-type="float">
            <text:p>4.98967397911269</text:p>
          </table:table-cell>
          <table:table-cell table:formula="of:=157031021/86400000000" office:value-type="time" office:time-value="PT00H02M37.031021S" calcext:value-type="time">
            <text:p>02:37</text:p>
          </table:table-cell>
          <table:table-cell table:style-name="ce16" table:formula="of:=[.F5]*100/[.F$8]" office:value-type="float" office:value="39.7675626779108" calcext:value-type="float">
            <text:p>39.7675626779108</text:p>
          </table:table-cell>
          <table:table-cell office:value-type="float" office:value="156632473" calcext:value-type="float">
            <text:p>156.63 MB</text:p>
          </table:table-cell>
          <table:table-cell table:style-name="ce20" table:formula="of:=[.H5]*100/[.H$8]" office:value-type="float" office:value="5.20549317506711" calcext:value-type="float">
            <text:p>5.20549317506711</text:p>
          </table:table-cell>
          <table:table-cell table:formula="of:=330394878/86400000000" office:value-type="time" office:time-value="PT00H05M30.394878S" calcext:value-type="time">
            <text:p>05:30</text:p>
          </table:table-cell>
          <table:table-cell table:style-name="ce24" table:formula="of:=[.J5]*100/[.J$8]" office:value-type="float" office:value="39.7249898278583" calcext:value-type="float">
            <text:p>39.7249898278583</text:p>
          </table:table-cell>
          <table:table-cell office:value-type="float" office:value="332680635" calcext:value-type="float">
            <text:p>332.68 MB</text:p>
          </table:table-cell>
          <table:table-cell table:style-name="ce28" table:formula="of:=[.L5]*100/[.L$8]" office:value-type="float" office:value="5.06309124402244" calcext:value-type="float">
            <text:p>5.06309124402244</text:p>
          </table:table-cell>
          <table:table-cell/>
        </table:table-row>
        <table:table-row table:style-name="ro1">
          <table:table-cell office:value-type="string" calcext:value-type="string">
            <text:p>Capping</text:p>
          </table:table-cell>
          <table:table-cell table:formula="of:=27859881/86400000000" office:value-type="time" office:time-value="PT00H00M27.859881S" calcext:value-type="time">
            <text:p>00:27</text:p>
          </table:table-cell>
          <table:table-cell table:formula="of:=[.B6]*100/[.B$8]" office:value-type="float" office:value="37.1572632937179" calcext:value-type="float">
            <text:p>37.1572632937179</text:p>
          </table:table-cell>
          <table:table-cell office:value-type="float" office:value="34961722" calcext:value-type="float">
            <text:p>34.96 MB</text:p>
          </table:table-cell>
          <table:table-cell table:formula="of:=[.D6]*100/[.D$8]" office:value-type="float" office:value="6.15784160063489" calcext:value-type="float">
            <text:p>6.15784160063489</text:p>
          </table:table-cell>
          <table:table-cell table:formula="of:=157823399/86400000000" office:value-type="time" office:time-value="PT00H02M37.823399S" calcext:value-type="time">
            <text:p>02:37</text:p>
          </table:table-cell>
          <table:table-cell table:style-name="ce17" table:formula="of:=[.F6]*100/[.F$8]" office:value-type="float" office:value="39.968229664465" calcext:value-type="float">
            <text:p>39.968229664465</text:p>
          </table:table-cell>
          <table:table-cell office:value-type="float" office:value="184361505" calcext:value-type="float">
            <text:p>184.36 MB</text:p>
          </table:table-cell>
          <table:table-cell table:style-name="ce21" table:formula="of:=[.H6]*100/[.H$8]" office:value-type="float" office:value="6.12703443699443" calcext:value-type="float">
            <text:p>6.12703443699443</text:p>
          </table:table-cell>
          <table:table-cell table:formula="of:=337054884/86400000000" office:value-type="time" office:time-value="PT00H05M37.054884S" calcext:value-type="time">
            <text:p>05:37</text:p>
          </table:table-cell>
          <table:table-cell table:style-name="ce25" table:formula="of:=[.J6]*100/[.J$8]" office:value-type="float" office:value="40.5257548766539" calcext:value-type="float">
            <text:p>40.5257548766539</text:p>
          </table:table-cell>
          <table:table-cell office:value-type="float" office:value="394463802" calcext:value-type="float">
            <text:p>394.46 MB</text:p>
          </table:table-cell>
          <table:table-cell table:style-name="ce29" table:formula="of:=[.L6]*100/[.L$8]" office:value-type="float" office:value="6.00337384227369" calcext:value-type="float">
            <text:p>6.00337384227369</text:p>
          </table:table-cell>
          <table:table-cell/>
        </table:table-row>
        <table:table-row table:style-name="ro1">
          <table:table-cell office:value-type="string" calcext:value-type="string">
            <text:p>Aggregation</text:p>
          </table:table-cell>
          <table:table-cell table:formula="of:=4514933/86400000000" office:value-type="time" office:time-value="PT00H00M04.514933S" calcext:value-type="time">
            <text:p>00:04</text:p>
          </table:table-cell>
          <table:table-cell table:formula="of:=[.B7]*100/[.B$8]" office:value-type="float" office:value="6.02165365438911" calcext:value-type="float">
            <text:p>6.02165365438911</text:p>
          </table:table-cell>
          <table:table-cell office:value-type="float" office:value="146305871" calcext:value-type="float">
            <text:p>146.31 MB</text:p>
          </table:table-cell>
          <table:table-cell table:formula="of:=[.D7]*100/[.D$8]" office:value-type="float" office:value="25.7689932681497" calcext:value-type="float">
            <text:p>25.7689932681497</text:p>
          </table:table-cell>
          <table:table-cell table:formula="of:=19194142/86400000000" office:value-type="time" office:time-value="PT00H00M19.194142S" calcext:value-type="time">
            <text:p>00:19</text:p>
          </table:table-cell>
          <table:table-cell table:style-name="ce18" table:formula="of:=[.F7]*100/[.F$8]" office:value-type="float" office:value="4.86085004206729" calcext:value-type="float">
            <text:p>4.86085004206729</text:p>
          </table:table-cell>
          <table:table-cell office:value-type="float" office:value="744422566" calcext:value-type="float">
            <text:p>744.42 MB</text:p>
          </table:table-cell>
          <table:table-cell table:style-name="ce22" table:formula="of:=[.H7]*100/[.H$8]" office:value-type="float" office:value="24.7399949222467" calcext:value-type="float">
            <text:p>24.7399949222467</text:p>
          </table:table-cell>
          <table:table-cell table:formula="of:=38017137/86400000000" office:value-type="time" office:time-value="PT00H00M38.017137S" calcext:value-type="time">
            <text:p>00:38</text:p>
          </table:table-cell>
          <table:table-cell table:style-name="ce26" table:formula="of:=[.J7]*100/[.J$8]" office:value-type="float" office:value="4.57098605690036" calcext:value-type="float">
            <text:p>4.57098605690036</text:p>
          </table:table-cell>
          <table:table-cell office:value-type="float" office:value="1524886931" calcext:value-type="float">
            <text:p>1524.89 MB</text:p>
          </table:table-cell>
          <table:table-cell table:style-name="ce30" table:formula="of:=[.L7]*100/[.L$8]" office:value-type="float" office:value="23.2073672351574" calcext:value-type="float">
            <text:p>23.2073672351574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B4:.B7])" office:value-type="time" office:time-value="PT00H01M14.978291S" calcext:value-type="time">
            <text:p>01:14</text:p>
          </table:table-cell>
          <table:table-cell table:style-name="Default"/>
          <table:table-cell table:style-name="ce13" table:formula="of:=SUM([.D4:.D7])" office:value-type="float" office:value="567759359" calcext:value-type="float">
            <text:p>567.76 MB</text:p>
          </table:table-cell>
          <table:table-cell table:style-name="Default"/>
          <table:table-cell table:style-name="ce8" table:formula="of:=SUM([.F4:.F7])" office:value-type="time" office:time-value="PT00H06M34.872128S" calcext:value-type="time">
            <text:p>06:34</text:p>
          </table:table-cell>
          <table:table-cell/>
          <table:table-cell table:style-name="ce13" table:formula="of:=SUM([.H4:.H7])" office:value-type="float" office:value="3008984312" calcext:value-type="float">
            <text:p>3008.98 MB</text:p>
          </table:table-cell>
          <table:table-cell/>
          <table:table-cell table:style-name="ce8" table:formula="of:=SUM([.J4:.J7])" office:value-type="time" office:time-value="PT00H13M51.705381S" calcext:value-type="time">
            <text:p>13:51</text:p>
          </table:table-cell>
          <table:table-cell/>
          <table:table-cell table:style-name="ce13" table:formula="of:=SUM([.L4:.L7])" office:value-type="float" office:value="6570701948" calcext:value-type="float">
            <text:p>6570.70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S Cost</text:p>
          </table:table-cell>
          <table:table-cell table:style-name="ce9" table:formula="of:=[$Sheet4.$B$3]*[.B8]*86400/60/60*3" office:value-type="currency" office:currency="USD" office:value="0.199942109333333" calcext:value-type="currency">
            <text:p>$0.20</text:p>
          </table:table-cell>
          <table:table-cell table:style-name="Default"/>
          <table:table-cell table:style-name="ce9" table:formula="of:=[$Sheet4.$B$2]*([.D8]/1000000000)*3" office:value-type="currency" office:currency="USD" office:value="0.13626224616" calcext:value-type="currency">
            <text:p>$0.14</text:p>
          </table:table-cell>
          <table:table-cell table:style-name="Default"/>
          <table:table-cell table:style-name="ce9" table:formula="of:=[$Sheet4.$B$3]*[.F8]*86400/60/60*3" office:value-type="currency" office:currency="USD" office:value="1.05299234133333" calcext:value-type="currency">
            <text:p>$1.05</text:p>
          </table:table-cell>
          <table:table-cell/>
          <table:table-cell table:style-name="ce9" table:formula="of:=[$Sheet4.$B$2]*([.H8]/1000000000)*3" office:value-type="currency" office:currency="USD" office:value="0.72215623488" calcext:value-type="currency">
            <text:p>$0.72</text:p>
          </table:table-cell>
          <table:table-cell/>
          <table:table-cell table:style-name="ce9" table:formula="of:=[$Sheet4.$B$3]*[.J8]*86400/60/60*3" office:value-type="currency" office:currency="USD" office:value="2.217881016" calcext:value-type="currency">
            <text:p>$2.22</text:p>
          </table:table-cell>
          <table:table-cell/>
          <table:table-cell table:style-name="ce9" table:formula="of:=[$Sheet4.$B$2]*([.L8]/1000000000)*3" office:value-type="currency" office:currency="USD" office:value="1.57696846752" calcext:value-type="currency">
            <text:p>$1.58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0" table:formula="of:=SUM([.D9];[.B9])" office:value-type="currency" office:currency="USD" office:value="0.336204355493333" calcext:value-type="currency" table:number-columns-spanned="4" table:number-rows-spanned="1">
            <text:p>$0.34</text:p>
          </table:table-cell>
          <table:covered-table-cell table:number-columns-repeated="3" table:style-name="Default"/>
          <table:table-cell table:style-name="ce10" table:formula="of:=SUM([.H9];[.F9])" office:value-type="currency" office:currency="USD" office:value="1.77514857621333" calcext:value-type="currency" table:number-columns-spanned="4" table:number-rows-spanned="1">
            <text:p>$1.78</text:p>
          </table:table-cell>
          <table:covered-table-cell/>
          <table:covered-table-cell table:style-name="Default"/>
          <table:covered-table-cell/>
          <table:table-cell table:style-name="ce10" table:formula="of:=SUM([.L9];[.J9])" office:value-type="currency" office:currency="USD" office:value="3.79484948352" calcext:value-type="currency" table:number-columns-spanned="4" table:number-rows-spanned="1">
            <text:p>$3.79</text:p>
          </table:table-cell>
          <table:covered-table-cell/>
          <table:covered-table-cell table:style-name="Default"/>
          <table:covered-table-cell/>
          <table:table-cell/>
        </table:table-row>
        <calcext:conditional-formats>
          <calcext:conditional-format calcext:target-range-address="'32-bit keys'.C4:'32-bit keys'.C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E4:'32-bit keys'.E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G4:'32-bit keys'.G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G5:'32-bit keys'.G5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G6:'32-bit keys'.G6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G7:'32-bit keys'.G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I4:'32-bit keys'.I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I5:'32-bit keys'.I5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I6:'32-bit keys'.I6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I7:'32-bit keys'.I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K4:'32-bit keys'.K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K5:'32-bit keys'.K5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K6:'32-bit keys'.K6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K7:'32-bit keys'.K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M4:'32-bit keys'.M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M5:'32-bit keys'.M5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M6:'32-bit keys'.M6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32-bit keys'.M7:'32-bit keys'.M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</calcext:conditional-formats>
      </table:table>
      <table:table table:name="64-bit keys" table:style-name="ta1">
        <table:table-column table:style-name="co7" table:default-cell-style-name="ce4"/>
        <table:table-column table:style-name="co2" table:default-cell-style-name="ce2"/>
        <table:table-column table:style-name="co3" table:default-cell-style-name="ce31"/>
        <table:table-column table:style-name="co4" table:default-cell-style-name="ce3"/>
        <table:table-column table:style-name="co3" table:default-cell-style-name="ce32"/>
        <table:table-column table:style-name="co2" table:default-cell-style-name="ce2"/>
        <table:table-column table:style-name="co3" table:default-cell-style-name="Default"/>
        <table:table-column table:style-name="co5" table:default-cell-style-name="ce3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5" table:default-cell-style-name="ce3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put rows (thousand)</text:p>
          </table:table-cell>
          <table:table-cell table:style-name="ce1" office:value-type="float" office:value="100" calcext:value-type="float" table:number-columns-spanned="4" table:number-rows-spanned="1">
            <text:p>100</text:p>
          </table:table-cell>
          <table:covered-table-cell table:style-name="ce1"/>
          <table:covered-table-cell table:number-columns-repeated="2" table:style-name="Default"/>
          <table:table-cell table:style-name="ce1" office:value-type="float" office:value="500" calcext:value-type="float" table:number-columns-spanned="4" table:number-rows-spanned="1">
            <text:p>500</text:p>
          </table:table-cell>
          <table:covered-table-cell table:style-name="ce1"/>
          <table:covered-table-cell table:style-name="Default"/>
          <table:covered-table-cell/>
          <table:table-cell table:style-name="ce1" office:value-type="float" office:value="1000" calcext:value-type="float" table:number-columns-spanned="4" table:number-rows-spanned="1">
            <text:p>1000</text:p>
          </table:table-cell>
          <table:covered-table-cell table:style-name="ce1"/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ce6" office:value-type="string" calcext:value-type="string">
            <text:p>Time (mm:ss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Network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Time (mm:ss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Network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Time (mm:ss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Network</text:p>
          </table:table-cell>
          <table:table-cell table:style-name="ce6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Sort</text:p>
          </table:table-cell>
          <table:table-cell table:formula="of:=21265051/86400000000" office:value-type="time" office:time-value="PT00H00M21.265051S" calcext:value-type="time">
            <text:p>00:21</text:p>
          </table:table-cell>
          <table:table-cell table:formula="of:=[.B4]*100/[.B$8]" office:value-type="float" office:value="26.5536945884162" calcext:value-type="float">
            <text:p>26.5536945884162</text:p>
          </table:table-cell>
          <table:table-cell office:value-type="float" office:value="542495669" calcext:value-type="float">
            <text:p>542.50 MB</text:p>
          </table:table-cell>
          <table:table-cell table:formula="of:=[.D4]*100/[.D$8]" office:value-type="float" office:value="72.0330431816977" calcext:value-type="float">
            <text:p>72.0330431816977</text:p>
          </table:table-cell>
          <table:table-cell table:formula="of:=92792775/86400000000" office:value-type="time" office:time-value="PT00H01M32.792775S" calcext:value-type="time">
            <text:p>01:32</text:p>
          </table:table-cell>
          <table:table-cell table:style-name="ce33" table:formula="of:=[.F4]*100/[.F$8]" office:value-type="float" office:value="21.8429167259008" calcext:value-type="float">
            <text:p>21.8429167259008</text:p>
          </table:table-cell>
          <table:table-cell office:value-type="float" office:value="3025584789" calcext:value-type="float">
            <text:p>3025.58 MB</text:p>
          </table:table-cell>
          <table:table-cell table:style-name="ce37" table:formula="of:=[.H4]*100/[.H$8]" office:value-type="float" office:value="73.3658147271026" calcext:value-type="float">
            <text:p>73.3658147271026</text:p>
          </table:table-cell>
          <table:table-cell table:formula="of:=192180705/86400000000" office:value-type="time" office:time-value="PT00H03M12.180705S" calcext:value-type="time">
            <text:p>03:12</text:p>
          </table:table-cell>
          <table:table-cell table:style-name="ce41" table:formula="of:=[.J4]*100/[.J$8]" office:value-type="float" office:value="20.2110038094227" calcext:value-type="float">
            <text:p>20.2110038094227</text:p>
          </table:table-cell>
          <table:table-cell office:value-type="float" office:value="6297337850" calcext:value-type="float">
            <text:p>6297.34 MB</text:p>
          </table:table-cell>
          <table:table-cell table:style-name="ce45" table:formula="of:=[.L4]*100/[.L$8]" office:value-type="float" office:value="73.9845466362319" calcext:value-type="float">
            <text:p>73.9845466362319</text:p>
          </table:table-cell>
          <table:table-cell/>
        </table:table-row>
        <table:table-row table:style-name="ro1">
          <table:table-cell office:value-type="string" calcext:value-type="string">
            <text:p>Attribution</text:p>
          </table:table-cell>
          <table:table-cell table:formula="of:=27036475/86400000000" office:value-type="time" office:time-value="PT00H00M27.036475S" calcext:value-type="time">
            <text:p>00:27</text:p>
          </table:table-cell>
          <table:table-cell table:formula="of:=[.B5]*100/[.B$8]" office:value-type="float" office:value="33.7604786321627" calcext:value-type="float">
            <text:p>33.7604786321627</text:p>
          </table:table-cell>
          <table:table-cell office:value-type="float" office:value="29078087" calcext:value-type="float">
            <text:p>29.08 MB</text:p>
          </table:table-cell>
          <table:table-cell table:formula="of:=[.D5]*100/[.D$8]" office:value-type="float" office:value="3.86101349043611" calcext:value-type="float">
            <text:p>3.86101349043611</text:p>
          </table:table-cell>
          <table:table-cell table:formula="of:=156974613/86400000000" office:value-type="time" office:time-value="PT00H02M36.974613S" calcext:value-type="time">
            <text:p>02:36</text:p>
          </table:table-cell>
          <table:table-cell table:style-name="ce34" table:formula="of:=[.F5]*100/[.F$8]" office:value-type="float" office:value="36.950973821394" calcext:value-type="float">
            <text:p>36.950973821394</text:p>
          </table:table-cell>
          <table:table-cell office:value-type="float" office:value="162954691" calcext:value-type="float">
            <text:p>162.95 MB</text:p>
          </table:table-cell>
          <table:table-cell table:style-name="ce38" table:formula="of:=[.H5]*100/[.H$8]" office:value-type="float" office:value="3.95140262215876" calcext:value-type="float">
            <text:p>3.95140262215876</text:p>
          </table:table-cell>
          <table:table-cell table:formula="of:=367432938/86400000000" office:value-type="time" office:time-value="PT00H06M07.432938S" calcext:value-type="time">
            <text:p>06:07</text:p>
          </table:table-cell>
          <table:table-cell table:style-name="ce42" table:formula="of:=[.J5]*100/[.J$8]" office:value-type="float" office:value="38.6416966761848" calcext:value-type="float">
            <text:p>38.6416966761848</text:p>
          </table:table-cell>
          <table:table-cell office:value-type="float" office:value="340576268" calcext:value-type="float">
            <text:p>340.58 MB</text:p>
          </table:table-cell>
          <table:table-cell table:style-name="ce46" table:formula="of:=[.L5]*100/[.L$8]" office:value-type="float" office:value="4.00127504403147" calcext:value-type="float">
            <text:p>4.00127504403147</text:p>
          </table:table-cell>
          <table:table-cell/>
        </table:table-row>
        <table:table-row table:style-name="ro1">
          <table:table-cell office:value-type="string" calcext:value-type="string">
            <text:p>Capping</text:p>
          </table:table-cell>
          <table:table-cell table:formula="of:=27221800/86400000000" office:value-type="time" office:time-value="PT00H00M27.2218S" calcext:value-type="time">
            <text:p>00:27</text:p>
          </table:table-cell>
          <table:table-cell table:formula="of:=[.B6]*100/[.B$8]" office:value-type="float" office:value="33.9918941810649" calcext:value-type="float">
            <text:p>33.9918941810649</text:p>
          </table:table-cell>
          <table:table-cell office:value-type="float" office:value="34418169" calcext:value-type="float">
            <text:p>34.42 MB</text:p>
          </table:table-cell>
          <table:table-cell table:formula="of:=[.D6]*100/[.D$8]" office:value-type="float" office:value="4.57007418765581" calcext:value-type="float">
            <text:p>4.57007418765581</text:p>
          </table:table-cell>
          <table:table-cell table:formula="of:=155697579/86400000000" office:value-type="time" office:time-value="PT00H02M35.697579S" calcext:value-type="time">
            <text:p>02:35</text:p>
          </table:table-cell>
          <table:table-cell table:style-name="ce35" table:formula="of:=[.F6]*100/[.F$8]" office:value-type="float" office:value="36.6503669334316" calcext:value-type="float">
            <text:p>36.6503669334316</text:p>
          </table:table-cell>
          <table:table-cell office:value-type="float" office:value="187423396" calcext:value-type="float">
            <text:p>187.42 MB</text:p>
          </table:table-cell>
          <table:table-cell table:style-name="ce39" table:formula="of:=[.H6]*100/[.H$8]" office:value-type="float" office:value="4.54473138431038" calcext:value-type="float">
            <text:p>4.54473138431038</text:p>
          </table:table-cell>
          <table:table-cell table:formula="of:=353122145/86400000000" office:value-type="time" office:time-value="PT00H05M53.122145S" calcext:value-type="time">
            <text:p>05:53</text:p>
          </table:table-cell>
          <table:table-cell table:style-name="ce43" table:formula="of:=[.J6]*100/[.J$8]" office:value-type="float" office:value="37.1366783038209" calcext:value-type="float">
            <text:p>37.1366783038209</text:p>
          </table:table-cell>
          <table:table-cell office:value-type="float" office:value="383943426" calcext:value-type="float">
            <text:p>383.94 MB</text:p>
          </table:table-cell>
          <table:table-cell table:style-name="ce47" table:formula="of:=[.L6]*100/[.L$8]" office:value-type="float" office:value="4.51077597918169" calcext:value-type="float">
            <text:p>4.51077597918169</text:p>
          </table:table-cell>
          <table:table-cell/>
        </table:table-row>
        <table:table-row table:style-name="ro1">
          <table:table-cell office:value-type="string" calcext:value-type="string">
            <text:p>Aggregation</text:p>
          </table:table-cell>
          <table:table-cell table:formula="of:=4559884/86400000000" office:value-type="time" office:time-value="PT00H00M04.559884S" calcext:value-type="time">
            <text:p>00:04</text:p>
          </table:table-cell>
          <table:table-cell table:formula="of:=[.B7]*100/[.B$8]" office:value-type="float" office:value="5.69393259835614" calcext:value-type="float">
            <text:p>5.69393259835614</text:p>
          </table:table-cell>
          <table:table-cell office:value-type="float" office:value="147128650" calcext:value-type="float">
            <text:p>147.13 MB</text:p>
          </table:table-cell>
          <table:table-cell table:formula="of:=[.D7]*100/[.D$8]" office:value-type="float" office:value="19.5358691402104" calcext:value-type="float">
            <text:p>19.5358691402104</text:p>
          </table:table-cell>
          <table:table-cell table:formula="of:=19353642/86400000000" office:value-type="time" office:time-value="PT00H00M19.353642S" calcext:value-type="time">
            <text:p>00:19</text:p>
          </table:table-cell>
          <table:table-cell table:style-name="ce36" table:formula="of:=[.F7]*100/[.F$8]" office:value-type="float" office:value="4.55574251927368" calcext:value-type="float">
            <text:p>4.55574251927368</text:p>
          </table:table-cell>
          <table:table-cell office:value-type="float" office:value="748007941" calcext:value-type="float">
            <text:p>748.01 MB</text:p>
          </table:table-cell>
          <table:table-cell table:style-name="ce40" table:formula="of:=[.H7]*100/[.H$8]" office:value-type="float" office:value="18.1380512664283" calcext:value-type="float">
            <text:p>18.1380512664283</text:p>
          </table:table-cell>
          <table:table-cell table:formula="of:=38135860/86400000000" office:value-type="time" office:time-value="PT00H00M38.13586S" calcext:value-type="time">
            <text:p>00:38</text:p>
          </table:table-cell>
          <table:table-cell table:style-name="ce44" table:formula="of:=[.J7]*100/[.J$8]" office:value-type="float" office:value="4.01062121057163" calcext:value-type="float">
            <text:p>4.01062121057163</text:p>
          </table:table-cell>
          <table:table-cell office:value-type="float" office:value="1489835960" calcext:value-type="float">
            <text:p>1489.84 MB</text:p>
          </table:table-cell>
          <table:table-cell table:style-name="ce48" table:formula="of:=[.L7]*100/[.L$8]" office:value-type="float" office:value="17.503402340555" calcext:value-type="float">
            <text:p>17.50340234055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B4:.B7])" office:value-type="time" office:time-value="PT00H01M20.08321S" calcext:value-type="time">
            <text:p>01:20</text:p>
          </table:table-cell>
          <table:table-cell table:style-name="Default"/>
          <table:table-cell table:style-name="ce13" table:formula="of:=SUM([.D4:.D7])" office:value-type="float" office:value="753120575" calcext:value-type="float">
            <text:p>753.12 MB</text:p>
          </table:table-cell>
          <table:table-cell table:style-name="Default"/>
          <table:table-cell table:style-name="ce8" table:formula="of:=SUM([.F4:.F7])" office:value-type="time" office:time-value="PT00H07M04.818609S" calcext:value-type="time">
            <text:p>07:04</text:p>
          </table:table-cell>
          <table:table-cell/>
          <table:table-cell table:style-name="ce13" table:formula="of:=SUM([.H4:.H7])" office:value-type="float" office:value="4123970817" calcext:value-type="float">
            <text:p>4123.97 MB</text:p>
          </table:table-cell>
          <table:table-cell/>
          <table:table-cell table:style-name="ce8" table:formula="of:=SUM([.J4:.J7])" office:value-type="time" office:time-value="PT00H15M50.871648S" calcext:value-type="time">
            <text:p>15:50</text:p>
          </table:table-cell>
          <table:table-cell/>
          <table:table-cell table:style-name="ce13" table:formula="of:=SUM([.L4:.L7])" office:value-type="float" office:value="8511693504" calcext:value-type="float">
            <text:p>8511.69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S Cost</text:p>
          </table:table-cell>
          <table:table-cell table:style-name="ce9" table:formula="of:=[$Sheet4.$B$3]*[.B8]*86400/60/60*3" office:value-type="currency" office:currency="USD" office:value="0.213555226666667" calcext:value-type="currency">
            <text:p>$0.21</text:p>
          </table:table-cell>
          <table:table-cell table:style-name="Default"/>
          <table:table-cell table:style-name="ce9" table:formula="of:=[$Sheet4.$B$2]*([.D8]/1000000000)*3" office:value-type="currency" office:currency="USD" office:value="0.180748938" calcext:value-type="currency">
            <text:p>$0.18</text:p>
          </table:table-cell>
          <table:table-cell table:style-name="Default"/>
          <table:table-cell table:style-name="ce9" table:formula="of:=[$Sheet4.$B$3]*[.F8]*86400/60/60*3" office:value-type="currency" office:currency="USD" office:value="1.132849624" calcext:value-type="currency">
            <text:p>$1.13</text:p>
          </table:table-cell>
          <table:table-cell/>
          <table:table-cell table:style-name="ce9" table:formula="of:=[$Sheet4.$B$2]*([.H8]/1000000000)*3" office:value-type="currency" office:currency="USD" office:value="0.98975299608" calcext:value-type="currency">
            <text:p>$0.99</text:p>
          </table:table-cell>
          <table:table-cell/>
          <table:table-cell table:style-name="ce9" table:formula="of:=[$Sheet4.$B$3]*[.J8]*86400/60/60*3" office:value-type="currency" office:currency="USD" office:value="2.535657728" calcext:value-type="currency">
            <text:p>$2.54</text:p>
          </table:table-cell>
          <table:table-cell/>
          <table:table-cell table:style-name="ce9" table:formula="of:=[$Sheet4.$B$2]*([.L8]/1000000000)*3" office:value-type="currency" office:currency="USD" office:value="2.04280644096" calcext:value-type="currency">
            <text:p>$2.0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0" table:formula="of:=SUM([.D9];[.B9])" office:value-type="currency" office:currency="USD" office:value="0.394304164666667" calcext:value-type="currency" table:number-columns-spanned="4" table:number-rows-spanned="1">
            <text:p>$0.39</text:p>
          </table:table-cell>
          <table:covered-table-cell table:number-columns-repeated="3" table:style-name="Default"/>
          <table:table-cell table:style-name="ce10" table:formula="of:=SUM([.H9];[.F9])" office:value-type="currency" office:currency="USD" office:value="2.12260262008" calcext:value-type="currency" table:number-columns-spanned="4" table:number-rows-spanned="1">
            <text:p>$2.12</text:p>
          </table:table-cell>
          <table:covered-table-cell/>
          <table:covered-table-cell table:style-name="Default"/>
          <table:covered-table-cell/>
          <table:table-cell table:style-name="ce10" table:formula="of:=SUM([.L9];[.J9])" office:value-type="currency" office:currency="USD" office:value="4.57846416896" calcext:value-type="currency" table:number-columns-spanned="4" table:number-rows-spanned="1">
            <text:p>$4.58</text:p>
          </table:table-cell>
          <table:covered-table-cell/>
          <table:covered-table-cell table:style-name="Default"/>
          <table:covered-table-cell/>
          <table:table-cell/>
        </table:table-row>
        <calcext:conditional-formats>
          <calcext:conditional-format calcext:target-range-address="'64-bit keys'.C4:'64-bit keys'.C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E4:'64-bit keys'.E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G4:'64-bit keys'.G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G5:'64-bit keys'.G5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G6:'64-bit keys'.G6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G7:'64-bit keys'.G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I4:'64-bit keys'.I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I5:'64-bit keys'.I5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I6:'64-bit keys'.I6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I7:'64-bit keys'.I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K4:'64-bit keys'.K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K5:'64-bit keys'.K5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K6:'64-bit keys'.K6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K7:'64-bit keys'.K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M4:'64-bit keys'.M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M5:'64-bit keys'.M5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M6:'64-bit keys'.M6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keys'.M7:'64-bit keys'.M7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</calcext:conditional-formats>
      </table:table>
      <table:table table:name="64-bit with timestamp sorting" table:style-name="ta1">
        <table:table-column table:style-name="co7" table:default-cell-style-name="ce4"/>
        <table:table-column table:style-name="co2" table:default-cell-style-name="ce2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5" table:default-cell-style-name="ce3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5" table:default-cell-style-name="ce3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put rows (thousand)</text:p>
          </table:table-cell>
          <table:table-cell table:style-name="ce1" office:value-type="float" office:value="100" calcext:value-type="float" table:number-columns-spanned="4" table:number-rows-spanned="1">
            <text:p>100</text:p>
          </table:table-cell>
          <table:covered-table-cell table:style-name="ce1"/>
          <table:covered-table-cell table:style-name="Default"/>
          <table:covered-table-cell/>
          <table:table-cell table:style-name="ce1" office:value-type="float" office:value="500" calcext:value-type="float" table:number-columns-spanned="4" table:number-rows-spanned="1">
            <text:p>500</text:p>
          </table:table-cell>
          <table:covered-table-cell table:style-name="ce1"/>
          <table:covered-table-cell table:style-name="Default"/>
          <table:covered-table-cell/>
          <table:table-cell table:style-name="ce1" office:value-type="float" office:value="1000" calcext:value-type="float" table:number-columns-spanned="4" table:number-rows-spanned="1">
            <text:p>1000</text:p>
          </table:table-cell>
          <table:covered-table-cell table:style-name="ce1"/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ce1" office:value-type="string" calcext:value-type="string">
            <text:p>Time (mm:ss)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Time (mm:ss)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Time (mm:ss)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Sort</text:p>
          </table:table-cell>
          <table:table-cell table:formula="of:=34745778/86400000000" office:value-type="time" office:time-value="PT00H00M34.745778S" calcext:value-type="time">
            <text:p>00:34</text:p>
          </table:table-cell>
          <table:table-cell table:style-name="ce49" table:formula="of:=[.B4]*100/[.B$5]" office:value-type="float" office:value="100" calcext:value-type="float">
            <text:p>100</text:p>
          </table:table-cell>
          <table:table-cell office:value-type="float" office:value="842500754" calcext:value-type="float">
            <text:p>842.50 MB</text:p>
          </table:table-cell>
          <table:table-cell table:style-name="ce50" table:formula="of:=[.D4]*100/[.D$5]" office:value-type="float" office:value="100" calcext:value-type="float">
            <text:p>100</text:p>
          </table:table-cell>
          <table:table-cell table:formula="of:=151957368/86400000000" office:value-type="time" office:time-value="PT00H02M31.957368S" calcext:value-type="time">
            <text:p>02:31</text:p>
          </table:table-cell>
          <table:table-cell table:style-name="ce51" table:formula="of:=[.F4]*100/[.F$5]" office:value-type="float" office:value="100" calcext:value-type="float">
            <text:p>100</text:p>
          </table:table-cell>
          <table:table-cell office:value-type="float" office:value="4732836816" calcext:value-type="float">
            <text:p>4732.84 MB</text:p>
          </table:table-cell>
          <table:table-cell table:style-name="ce52" table:formula="of:=[.H4]*100/[.H$5]" office:value-type="float" office:value="100" calcext:value-type="float">
            <text:p>100</text:p>
          </table:table-cell>
          <table:table-cell table:formula="of:=314075180/86400000000" office:value-type="time" office:time-value="PT00H05M14.07518S" calcext:value-type="time">
            <text:p>05:14</text:p>
          </table:table-cell>
          <table:table-cell table:style-name="ce53" table:formula="of:=[.J4]*100/[.J$5]" office:value-type="float" office:value="100" calcext:value-type="float">
            <text:p>100</text:p>
          </table:table-cell>
          <table:table-cell office:value-type="float" office:value="10283278161" calcext:value-type="float">
            <text:p>10283.28 MB</text:p>
          </table:table-cell>
          <table:table-cell table:style-name="ce54" table:formula="of:=[.L4]*100/[.L$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4])" office:value-type="time" office:time-value="PT00H00M34.745778S" calcext:value-type="time">
            <text:p>00:34</text:p>
          </table:table-cell>
          <table:table-cell/>
          <table:table-cell table:formula="of:=SUM([.D4:.D4])" office:value-type="float" office:value="842500754" calcext:value-type="float">
            <text:p>842.50 MB</text:p>
          </table:table-cell>
          <table:table-cell/>
          <table:table-cell table:formula="of:=SUM([.F4:.F4])" office:value-type="time" office:time-value="PT00H02M31.957368S" calcext:value-type="time">
            <text:p>02:31</text:p>
          </table:table-cell>
          <table:table-cell/>
          <table:table-cell table:formula="of:=SUM([.H4:.H4])" office:value-type="float" office:value="4732836816" calcext:value-type="float">
            <text:p>4732.84 MB</text:p>
          </table:table-cell>
          <table:table-cell/>
          <table:table-cell table:formula="of:=SUM([.J4:.J4])" office:value-type="time" office:time-value="PT00H05M14.07518S" calcext:value-type="time">
            <text:p>05:14</text:p>
          </table:table-cell>
          <table:table-cell/>
          <table:table-cell table:formula="of:=SUM([.L4:.L4])" office:value-type="float" office:value="10283278161" calcext:value-type="float">
            <text:p>10283.28 MB</text:p>
          </table:table-cell>
          <table:table-cell table:number-columns-repeated="2"/>
        </table:table-row>
        <calcext:conditional-formats>
          <calcext:conditional-format calcext:target-range-address="'64-bit with timestamp sorting'.C4:'64-bit with timestamp sorting'.C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with timestamp sorting'.E4:'64-bit with timestamp sorting'.E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with timestamp sorting'.G4:'64-bit with timestamp sorting'.G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with timestamp sorting'.I4:'64-bit with timestamp sorting'.I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with timestamp sorting'.K4:'64-bit with timestamp sorting'.K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  <calcext:conditional-format calcext:target-range-address="'64-bit with timestamp sorting'.M4:'64-bit with timestamp sorting'.M4">
            <calcext:color-scale>
              <calcext:color-scale-entry calcext:value="0" calcext:type="number" calcext:color="#81d41a"/>
              <calcext:color-scale-entry calcext:value="50" calcext:type="number" calcext:color="#ffff00"/>
              <calcext:color-scale-entry calcext:value="100" calcext:type="number" calcext:color="#ff8000"/>
            </calcext:color-scale>
          </calcext:conditional-format>
        </calcext:conditional-formats>
      </table:table>
      <table:table table:name="Sheet4" table:style-name="ta1">
        <table:table-column table:style-name="co8" table:default-cell-style-name="Default"/>
        <table:table-column table:style-name="co6" table:default-cell-style-name="ce9"/>
        <table:table-row table:style-name="ro1">
          <table:table-cell office:value-type="string" calcext:value-type="string">
            <text:p>AWS Costs</text:p>
          </table:table-cell>
          <table:table-cell table:style-name="Default"/>
        </table:table-row>
        <table:table-row table:style-name="ro1">
          <table:table-cell office:value-type="string" calcext:value-type="string">
            <text:p>NW usage per GB outbound</text:p>
          </table:table-cell>
          <table:table-cell office:value-type="currency" office:currency="USD" office:value="0.08" calcext:value-type="currency">
            <text:p>$0.08</text:p>
          </table:table-cell>
        </table:table-row>
        <table:table-row table:style-name="ro1">
          <table:table-cell office:value-type="string" calcext:value-type="string">
            <text:p>Compute cost per hour</text:p>
          </table:table-cell>
          <table:table-cell office:value-type="currency" office:currency="USD" office:value="3.2" calcext:value-type="currency">
            <text:p>$3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number number:decimal-places="0" number:min-decimal-places="0" number:min-integer-digits="1" number:grouping="true"/>
      <number:text> B</number:text>
    </number:number-style>
    <number:number-style style:name="N127P1" style:volatile="true">
      <number:number number:decimal-places="0" number:min-decimal-places="0" number:min-integer-digits="1" number:grouping="true" number:display-factor="1000000"/>
      <number:text> MB</number:text>
    </number:number-style>
    <number:number-style style:name="N127">
      <number:number number:decimal-places="0" number:min-decimal-places="0" number:min-integer-digits="1" number:grouping="true" number:display-factor="1000000000"/>
      <number:text> GB</number:text>
      <style:map style:condition="value()&lt;500000" style:apply-style-name="N127P0"/>
      <style:map style:condition="value()&lt;500000000" style:apply-style-name="N127P1"/>
    </number:number-style>
    <number:number-style style:name="N124P0" style:volatile="true">
      <number:number number:decimal-places="2" number:min-decimal-places="2" number:min-integer-digits="1"/>
      <number:text>  B</number:text>
    </number:number-style>
    <number:number-style style:name="N124P1" style:volatile="true">
      <number:number number:decimal-places="2" number:min-decimal-places="2" number:min-integer-digits="1" number:display-factor="1000"/>
      <number:text> KB</number:text>
    </number:number-style>
    <number:number-style style:name="N124">
      <number:number number:decimal-places="2" number:min-decimal-places="2" number:min-integer-digits="1" number:display-factor="1000000"/>
      <number:text> MB</number:text>
      <style:map style:condition="value()&lt;1000" style:apply-style-name="N124P0"/>
      <style:map style:condition="value()&lt;1000000" style:apply-style-name="N124P1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rt Tali</meta:initial-creator>
    <meta:creation-date>2022-11-21T15:34:20.853139666</meta:creation-date>
    <dc:date>2022-11-22T17:28:54.221196931</dc:date>
    <dc:creator>Kert Tali</dc:creator>
    <meta:editing-duration>PT59M19S</meta:editing-duration>
    <meta:editing-cycles>5</meta:editing-cycles>
    <meta:generator>LibreOffice/7.4.2.3$Linux_X86_64 LibreOffice_project/40$Build-3</meta:generator>
    <meta:document-statistic meta:table-count="4" meta:cell-count="211" meta:object-count="0"/>
  </office:meta>
</office:document-meta>
</file>